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35696" officeooo:paragraph-rsid="0003569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5696" officeooo:paragraph-rsid="0003569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035696" officeooo:paragraph-rsid="0003569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0387a7" officeooo:paragraph-rsid="000387a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0408c1" officeooo:paragraph-rsid="000408c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officeooo:rsid="0005fadd" officeooo:paragraph-rsid="0005fad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officeooo:rsid="0005fadd" officeooo:paragraph-rsid="00061cd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fo:font-size="12pt" officeooo:rsid="00061cdd" officeooo:paragraph-rsid="00061cd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2pt" officeooo:rsid="0007e2fa" officeooo:paragraph-rsid="0007e2f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089150" officeooo:paragraph-rsid="0008915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ff0000" fo:font-size="12pt" officeooo:rsid="000387a7" officeooo:paragraph-rsid="000387a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ff0000" fo:font-size="12pt" officeooo:rsid="000408c1" officeooo:paragraph-rsid="000408c1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35696" officeooo:paragraph-rsid="00035696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000000" fo:font-size="12pt" officeooo:rsid="00089150" officeooo:paragraph-rsid="0008915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officeooo:rsid="0008d611" officeooo:paragraph-rsid="0008d61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officeooo:rsid="000a589c" officeooo:paragraph-rsid="000a589c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officeooo:rsid="000a8f9c" officeooo:paragraph-rsid="000a8f9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officeooo:rsid="000c0053" officeooo:paragraph-rsid="000c0053" style:font-size-asian="10.5pt" style:font-size-complex="12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officeooo:rsid="00061cdd"/>
    </style:style>
    <style:style style:name="T4" style:family="text">
      <style:text-properties officeooo:rsid="0007e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s bases de données Sql</text:p>
      <text:p text:style-name="P1"/>
      <text:p text:style-name="P1"/>
      <text:p text:style-name="P11">1)MySQL,,,,,</text:p>
      <text:p text:style-name="P2">Organiser d’une manière logique à partir de <text:span text:style-name="T1">relations </text:span>:</text:p>
      <text:p text:style-name="P2"/>
      <text:p text:style-name="P2"><text:s/>Découpé en <text:span text:style-name="T1">Table (</text:span><text:span text:style-name="T2">utilisateur</text:span><text:span text:style-name="T1">) : elles sont constitué de champs,</text:span></text:p>
      <text:p text:style-name="P3">Les tables sont reliés entre elles par des <text:span text:style-name="T1">clés</text:span>,(ID)</text:p>
      <text:p text:style-name="P3"/>
      <text:p text:style-name="P4">Document relationnel,</text:p>
      <text:p text:style-name="P3"/>
      <text:p text:style-name="P3">MariaDB : est la version open source de mySql qui appartient à Oracle maintenant.</text:p>
      <text:p text:style-name="P3"/>
      <text:p text:style-name="P4">Concurrent principal PostgreSQL : plus pro plus complex,</text:p>
      <text:p text:style-name="P4"/>
      <text:p text:style-name="P5">Scabilité vertcal : il faut augmenter la performance du server</text:p>
      <text:p text:style-name="P5"/>
      <text:p text:style-name="P5">Table relationnelles Idéal pour des <text:span text:style-name="T1">données structurées</text:span> Moins bonne performance des <text:span text:style-name="T1">gros volumes</text:span>,</text:p>
      <text:p text:style-name="P4"/>
      <text:p text:style-name="P4"/>
      <text:p text:style-name="P4"><text:span text:style-name="T1">2) SGBD NoSQL :</text:span> système qui utilise pas seulement sql, Système de stockage de donnée, </text:p>
      <text:p text:style-name="P4"/>
      <text:p text:style-name="P4">Document non relationnel,</text:p>
      <text:p text:style-name="P4"/>
      <text:p text:style-name="P4"><text:span text:style-name="T1">Gros volumes</text:span> de données <text:span text:style-name="T1">hétérogènes </text:span>et une <text:span text:style-name="T1">redondance</text:span> d’information</text:p>
      <text:p text:style-name="P4"/>
      <text:p text:style-name="P5">Scabilité horizontal (plusieurs server) : on augmente le nombre de server autocharding,</text:p>
      <text:p text:style-name="P5"/>
      <text:p text:style-name="P5"/>
      <text:p text:style-name="P12">3) Installation :</text:p>
      <text:p text:style-name="P5"/>
      <text:p text:style-name="P5">LAMP : le M correspond au M my SQL,</text:p>
      <text:p text:style-name="P5"/>
      <text:p text:style-name="P5">LAMP : sudo apt-get install mysql</text:p>
      <text:p text:style-name="P5"/>
      <text:p text:style-name="P5">utilisateur : $ mysql -u &lt;user&gt; -p</text:p>
      <text:p text:style-name="P5"/>
      <text:p text:style-name="P5">Ne jamais utilisé un compte ROOT pour faire fonctionne un projet my sql,</text:p>
      <text:p text:style-name="P5"/>
      <text:p text:style-name="P6">SGBDR : Système de Gestion de Base de Donnée,</text:p>
      <text:p text:style-name="P6"/>
      <text:p text:style-name="P6">ACID : 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)Manipulation structure :</text:p>
      <text:p text:style-name="P7">CRUD : Create Read Update Data</text:p>
      <text:p text:style-name="P6"/>
      <text:p text:style-name="P6">CREATE DATABASE wild ; (création de base de donnée)</text:p>
      <text:p text:style-name="P6"/>
      <text:p text:style-name="P6">CREATE TABLE Elève ( <text:s text:c="2"/><text:tab/><text:tab/><text:tab/> (création de table)<text:tab/></text:p>
      <text:p text:style-name="P6"><text:s/>id INT PRIMARY KEY NOT NULL,</text:p>
      <text:p text:style-name="P6">prenom VARCHAR(100),</text:p>
      <text:p text:style-name="P6">nom VARCHAR(150),</text:p>
      <text:p text:style-name="P6">date_naissance DATE,</text:p>
      <text:p text:style-name="P6">adresse TEXT</text:p>
      <text:p text:style-name="P6">) ;<text:tab/><text:tab/> <text:tab/><text:tab/></text:p>
      <text:p text:style-name="P6"/>
      <text:p text:style-name="P6">TRUNCATE TABLE Eleve ; (vide la table)</text:p>
      <text:p text:style-name="P6"/>
      <text:p text:style-name="P6">DROP TABLE Eleve; <text:s/>(suppression, table)</text:p>
      <text:p text:style-name="P6"/>
      <text:p text:style-name="P6">5)Manipulation données:</text:p>
      <text:p text:style-name="P6"/>
      <text:p text:style-name="P6">INSERT INTO Eleve (prenom, nom, date_naissance)</text:p>
      <text:p text:style-name="P6"><text:tab/>VALUES (‘Sylvain’, ‘MARCO’, ‘20-03-1986’)</text:p>
      <text:p text:style-name="P6"/>
      <text:p text:style-name="P6">SELECT * FROM Eleve ;</text:p>
      <text:p text:style-name="P6"/>
      <text:p text:style-name="P6">SELECT prenom, nom FROM Eleve</text:p>
      <text:p text:style-name="P6"/>
      <text:p text:style-name="P6">SELECT prenom, date_naissance as dn FROM Eleve</text:p>
      <text:p text:style-name="P6"><text:tab/>WHERE dn&gt;’1995-01-01’ ;</text:p>
      <text:p text:style-name="P6"/>
      <text:p text:style-name="P6">SELECT prenom, date_naissance as dn FROM Eleve</text:p>
      <text:p text:style-name="P6"><text:tab/>WHERE <text:span text:style-name="T3">nom LIKE ‘A%’</text:span>; <text:span text:style-name="T3">(recherche par lettre A,%A termine par A)</text:span></text:p>
      <text:p text:style-name="P6"/>
      <text:p text:style-name="P8">SELECT ville, capacité FROM Ecole</text:p>
      <text:p text:style-name="P8"><text:s/><text:tab/>WHERE capacité BETWEEN 20 AND 40 </text:p>
      <text:p text:style-name="P8"><text:tab/>ORDER BY ville</text:p>
      <text:p text:style-name="P8"><text:tab/>LIMIT 0, 20 ;</text:p>
      <text:p text:style-name="P8"/>
      <text:p text:style-name="P8">UPDATE Ecole SET Capacité=30 ; (modifie toute les ecole de 30)</text:p>
      <text:p text:style-name="P8"/>
      <text:p text:style-name="P8">UPDATE Ecole SET capacité=24 </text:p>
      <text:p text:style-name="P8"><text:tab/>WHERE ville=’Orléans’ ; (celle Orléans)</text:p>
      <text:p text:style-name="P8"/>
      <text:p text:style-name="P8">DELETE FROM Eleve</text:p>
      <text:p text:style-name="P8"><text:tab/>WHERE prénom=’Frodo’</text:p>
      <text:p text:style-name="P8"/>
      <text:p text:style-name="P8">La commande ALTER permet de modifier la structure de la table,</text:p>
      <text:p text:style-name="P8"/>
      <text:p text:style-name="P8">CREATE USER (ne jamais utilisé l’utilisateur en prod)</text:p>
      <text:p text:style-name="P8"/>
      <text:p text:style-name="P8">GRANT gère les droit de l’utilisateur,</text:p>
      <text:p text:style-name="P8"/>
      <text:p text:style-name="P8">SHOW permet d’afficher la structure des tables,</text:p>
      <text:p text:style-name="P8"><text:soft-page-break/>-<text:span text:style-name="T4">)Php et MySql :</text:span></text:p>
      <text:p text:style-name="P8"/>
      <text:p text:style-name="P9">Php se connecte à votre base de donnée,</text:p>
      <text:p text:style-name="P9"/>
      <text:p text:style-name="P10">mysqli : bibliothèque basé que sur mySQl</text:p>
      <text:p text:style-name="P10"/>
      <text:p text:style-name="P10">PDO : bibliothèque pour toutes base de donnée, </text:p>
      <text:p text:style-name="P10"/>
      <text:p text:style-name="P10"/>
      <text:p text:style-name="P15">Injection SQL : faille de séurité, </text:p>
      <text:p text:style-name="P15"/>
      <text:p text:style-name="P16">Utilisé \ <text:s/>devant un charactere de control de chaine, </text:p>
      <text:p text:style-name="P16"/>
      <text:p text:style-name="P17">Dans terminal :</text:p>
      <text:p text:style-name="P17"/>
      <text:p text:style-name="P17">show databases ; montre les bases de données dispo</text:p>
      <text:p text:style-name="P17"/>
      <text:p text:style-name="P17">show tables ; montre les table ? Pas sur j’ai pas eu le temps de tester</text:p>
      <text:p text:style-name="P17"/>
      <text:p text:style-name="P18">dans ces trois ordre  pour accèder à une bd :</text:p>
      <text:p text:style-name="P18"/>
      <text:p text:style-name="P18">show databases ;</text:p>
      <text:p text:style-name="P18">use user ;</text:p>
      <text:p text:style-name="P18">describe profile ;</text:p>
      <text:p text:style-name="P18"/>
      <text:p text:style-name="P18"/>
      <text:p text:style-name="P10"/>
      <text:p text:style-name="P9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1:20:25.463187325</meta:creation-date>
    <meta:generator>LibreOffice/5.1.6.2$Linux_X86_64 LibreOffice_project/10m0$Build-2</meta:generator>
    <dc:date>2017-03-06T15:22:17.698004049</dc:date>
    <meta:editing-duration>PT2H33M48S</meta:editing-duration>
    <meta:editing-cycles>2</meta:editing-cycles>
    <meta:document-statistic meta:table-count="0" meta:image-count="0" meta:object-count="0" meta:page-count="3" meta:paragraph-count="68" meta:word-count="437" meta:character-count="2634" meta:non-whitespace-character-count="2233"/>
  </office:meta>
</office:document-meta>
</file>